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2" style:family="paragraph"/>
    <style:style style:name="P6" style:parent-style-name="Textbody" style:list-style-name="LFO2" style:family="paragraph"/>
    <style:style style:name="P7" style:parent-style-name="Textbody" style:list-style-name="LFO3" style:family="paragraph"/>
    <style:style style:name="P8" style:parent-style-name="Textbody" style:list-style-name="LFO3" style:family="paragraph"/>
    <style:style style:name="P9" style:parent-style-name="Textbody" style:list-style-name="LFO3" style:family="paragraph"/>
    <style:style style:name="P10" style:parent-style-name="Textbody" style:list-style-name="LFO3" style:family="paragraph"/>
    <style:style style:name="P11" style:parent-style-name="Textbody" style:list-style-name="LFO3" style:family="paragraph"/>
    <style:style style:name="P12" style:parent-style-name="Textbody" style:list-style-name="LFO3" style:family="paragraph"/>
    <style:style style:name="P13" style:parent-style-name="Textbody" style:list-style-name="LFO3" style:family="paragraph"/>
    <style:style style:name="P14" style:parent-style-name="Textbody" style:list-style-name="LFO3" style:family="paragraph"/>
    <style:style style:name="P15" style:parent-style-name="Textbody" style:list-style-name="LFO3" style:family="paragraph"/>
    <style:style style:name="P16" style:parent-style-name="Textbody" style:list-style-name="LFO3" style:family="paragraph"/>
    <style:style style:name="P17" style:parent-style-name="Textbody" style:list-style-name="LFO3" style:family="paragraph"/>
    <style:style style:name="P18" style:parent-style-name="Textbody" style:list-style-name="LFO3" style:family="paragraph"/>
    <style:style style:name="P19" style:parent-style-name="Textbody" style:list-style-name="LFO3" style:family="paragraph"/>
  </office:automatic-styles>
  <office:body>
    <office:text text:use-soft-page-breaks="true">
      <text:p text:style-name="P1"><text:span text:style-name="StrongEmphasis">Trabajo: Análisis y Configuración de un Sistema Microinformático</text:span></text:p>
      <text:p text:style-name="Textbody"><text:span text:style-name="StrongEmphasis">Objetivos del Trabajo:</text:span></text:p>
      <text:list text:style-name="LFO1" text:continue-numbering="true">
        <text:list-item>
          <text:p text:style-name="P2">Entender y aplicar conocimientos sobre la arquitectura de sistemas informáticos.</text:p>
        </text:list-item>
        <text:list-item>
          <text:p text:style-name="P3">Configurar correctamente un equipo informático y sus periféricos.</text:p>
        </text:list-item>
        <text:list-item>
          <text:p text:style-name="P4">Diagnosticar y solucionar problemas de hardware y software.</text:p>
        </text:list-item>
      </text:list>
      <text:p text:style-name="Textbody"><text:span text:style-name="StrongEmphasis">Instrucciones:</text:span></text:p>
      <text:list text:style-name="LFO2" text:continue-numbering="true">
        <text:list-item>
          <text:p text:style-name="P5"><text:span text:style-name="StrongEmphasis">Parte Teórica:</text:span></text:p>
          <text:list text:continue-numbering="true">
            <text:list-item>
              <text:p text:style-name="P6"><text:span text:style-name="StrongEmphasis">Análisis de Arquitectura de Sistemas (1.1, 1.2, 1.3):</text:span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Textbody"/>
      <text:p text:style-name="Textbody">Los ordenadores de uso personal estándar forman parte del ámbito de la microinformática. A continuación,<text:s/>describiré los componentes principales de un sistema microinformático estándar y cómo se relacionan entre sí:</text:p>
      <text:list text:style-name="LFO3" text:continue-numbering="true">
        <text:list-item>
          <text:p text:style-name="P7">Unidad Central de Procesamiento (CPU):<text:s/>la CPU es el cerebro del sistema. Procesa instrucciones y datos, realizando cálculos y ejecutando programas.</text:p>
        </text:list-item>
        <text:list-item>
          <text:p text:style-name="P8">Placa base:<text:s/>conecta todos los componentes del sistema.<text:s/>Contiene el chipset, ranuras para RAM, puertos de expansión y conectores para periféricos.</text:p>
        </text:list-item>
        <text:list-item>
          <text:p text:style-name="P9">Memoria RAM: almacena datos temporalmente mientras se ejecutan programas.<text:s/>Permite acceso rápido a la información.</text:p>
        </text:list-item>
        <text:list-item>
          <text:p text:style-name="P10">Disco Duro: almacena datos permanentemente.<text:s/>El sistema operativo y programas se instalan aquí.</text:p>
        </text:list-item>
        <text:list-item>
          <text:p text:style-name="P11">Fuente de<text:s/>alimentación:<text:s/>suministra energía eléctrica a todos los componentes.</text:p>
        </text:list-item>
        <text:list-item>
          <text:p text:style-name="P12">Tarjeta<text:s/>gráfica (GPU):<text:s/>Procesa gráficos y video, conecta al monitor.</text:p>
        </text:list-item>
        <text:list-item>
          <text:p text:style-name="P13">Periféricos de<text:s/>entrada y<text:s/>salida: teclado, ratón, escáner, impresora, etc.<text:s/>Permiten la interacción con el sistema.</text:p>
        </text:list-item>
        <text:list-item>
          <text:p text:style-name="P14">BIOS (Basic Input/Output System):<text:s/>programa almacenado en la placa base.<text:s/>Inicia el sistema y verifica componentes.</text:p>
        </text:list-item>
        <text:list-item>
          <text:p text:style-name="P15">Sistema<text:s/>operativo (SO):<text:s/>software que gestiona recursos y permite ejecutar aplicaciones.</text:p>
        </text:list-item>
        <text:list-item>
          <text:p text:style-name="P16">Proceso de<text:s/>arranque:</text:p>
          <text:list text:continue-numbering="true">
            <text:list-item>
              <text:p text:style-name="P17">Al encender el equipo, la BIOS realiza una autoprueba (POST).</text:p>
            </text:list-item>
            <text:list-item>
              <text:p text:style-name="P18">Luego, carga el SO desde el disco duro.</text:p>
            </text:list-item>
            <text:list-item>
              <text:p text:style-name="P19">El SO inicia y permite la interacción con el usuario.</text:p>
            </text:list-item>
          </text:list>
        </text:list-item>
      </text:list>
      <text:p text:style-name="Textbody"/>
      <text:p text:style-name="Textbody">En resumen,<text:s/>los sistemas microinformáticos de uso personal<text:s/>estándar constan<text:s/>de componentes físicos (hardware) y digitales (software) que trabajan juntos para proporcionar funcionalidad y permitir la interacción del usuario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Noto Serif CJK SC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eo Morales Gomez</dc:creator>
    <meta:creation-date>2023-11-06T18:56:00Z</meta:creation-date>
    <dc:date>2023-11-10T14:22:00Z</dc:date>
    <meta:template xlink:href="Normal" xlink:type="simple"/>
    <meta:editing-cycles>4</meta:editing-cycles>
    <meta:editing-duration>PT1860S</meta:editing-duration>
    <meta:document-statistic meta:page-count="2" meta:paragraph-count="4" meta:word-count="344" meta:character-count="2234" meta:row-count="15" meta:non-whitespace-character-count="1894"/>
  </office:meta>
</office:document-meta>
</file>